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E000001A167004D9563109876.png" manifest:media-type="image/png"/>
  <manifest:file-entry manifest:full-path="Pictures/10000201000007430000031040010D5847F28E72.png" manifest:media-type="image/png"/>
  <manifest:file-entry manifest:full-path="Pictures/100002010000040D000003825F7A7B33AEFB4C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3a7" officeooo:paragraph-rsid="001823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ward_prop:</text:p>
      <text:p text:style-name="P1"><draw:frame draw:style-name="fr1" draw:name="Image1" text:anchor-type="paragraph" svg:x="0.0189in" svg:y="0.0098in" svg:width="6.6929in" svg:height="3.2984in" draw:z-index="0"><draw:image xlink:href="Pictures/100002010000034E000001A167004D9563109876.png" xlink:type="simple" xlink:show="embed" xlink:actuate="onLoad" loext:mime-type="image/png"/></draw:frame></text:p>
      <text:p text:style-name="P1">Back_prop:</text:p>
      <text:p text:style-name="P1"><draw:frame draw:style-name="fr1" draw:name="Image2" text:anchor-type="paragraph" svg:x="0.0472in" svg:y="0.0429in" svg:width="6.6929in" svg:height="5.7957in" draw:z-index="1"><draw:image xlink:href="Pictures/100002010000040D000003825F7A7B33AEFB4C26.png" xlink:type="simple" xlink:show="embed" xlink:actuate="onLoad" loext:mime-type="image/png"/></draw:frame></text:p>
      <text:p text:style-name="P1"/>
      <text:p text:style-name="P1"><text:soft-page-break/></text:p>
      <text:p text:style-name="P1">Accuracy:</text:p>
      <text:p text:style-name="P1"><draw:frame draw:style-name="fr2" draw:name="Image3" text:anchor-type="paragraph" svg:width="6.6929in" svg:height="2.822in" draw:z-index="2"><draw:image xlink:href="Pictures/10000201000007430000031040010D5847F28E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38:20.042179501</meta:creation-date>
    <dc:date>2019-01-10T18:21:20.333972912</dc:date>
    <meta:editing-duration>PT2M40S</meta:editing-duration>
    <meta:editing-cycles>1</meta:editing-cycles>
    <meta:document-statistic meta:table-count="0" meta:image-count="3" meta:object-count="0" meta:page-count="2" meta:paragraph-count="3" meta:word-count="3" meta:character-count="32" meta:non-whitespace-character-count="32"/>
    <meta:generator>LibreOffice/6.0.7.3$Linux_X86_64 LibreOffice_project/00m0$Build-3</meta:generator>
  </office:meta>
</office:document-meta>
</file>